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w Times" svg:font-family="'New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New Times" officeooo:rsid="000b3f6a" officeooo:paragraph-rsid="000b3f6a"/>
    </style:style>
    <style:style style:name="P2" style:family="paragraph" style:parent-style-name="Standard">
      <style:paragraph-properties fo:text-align="start" style:justify-single-word="false"/>
      <style:text-properties style:font-name="New Times" officeooo:rsid="000b3f6a" officeooo:paragraph-rsid="000c2b55"/>
    </style:style>
    <style:style style:name="P3" style:family="paragraph" style:parent-style-name="Standard">
      <style:paragraph-properties fo:text-align="start" style:justify-single-word="false"/>
      <style:text-properties style:font-name="New Times" officeooo:rsid="000b3f6a" officeooo:paragraph-rsid="000eede5"/>
    </style:style>
    <style:style style:name="P4" style:family="paragraph" style:parent-style-name="Standard">
      <style:paragraph-properties fo:text-align="center" style:justify-single-word="false"/>
      <style:text-properties style:font-name="New Times" fo:font-weight="bold" officeooo:rsid="000b3f6a" officeooo:paragraph-rsid="000b3f6a" style:font-weight-asian="bold" style:font-weight-complex="bold"/>
    </style:style>
    <style:style style:name="P5" style:family="paragraph" style:parent-style-name="Standard">
      <style:paragraph-properties fo:text-align="start" style:justify-single-word="false"/>
      <style:text-properties style:font-name="New Times" fo:font-weight="bold" officeooo:rsid="000b3f6a" officeooo:paragraph-rsid="000b3f6a" style:font-weight-asian="bold" style:font-weight-complex="bold"/>
    </style:style>
    <style:style style:name="T1" style:family="text">
      <style:text-properties fo:font-weight="bold" style:font-weight-asian="bold" style:font-weight-complex="bold"/>
    </style:style>
    <style:style style:name="T2" style:family="text">
      <style:text-properties officeooo:rsid="000da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CP/IP Protokol Kümesi</text:p>
      <text:p text:style-name="P1"/>
      <text:p text:style-name="P5">Uygulama Katmanı:</text:p>
      <text:p text:style-name="P5"/>
      <text:p text:style-name="P2"><text:span text:style-name="T1">FTP</text:span>: (File Transfer Protocol), dosya gönderme protokolü manası gelir. Bir bilgisayardan bir başka bilgisayar yada server arasında bağlantı kurma ve dosya paylaşım işlevi görür. Ftp kullanmak için, bir bilgisayarınız ve uzakta bulunan bir hostunuz olmalıdır.</text:p>
      <text:p text:style-name="P1"/>
      <text:p text:style-name="P1"><text:span text:style-name="T1">TFTP</text:span>: Trivial File Transfer Protocol (TFTP) FTP nin temel fonksiyonel şekli olarak ifade edilen basit bir dosya transfer protokolüdür. Basit yapısından dolayı kullanılması esnasında çok az bellek tüketilmektedir. Bu özelliğinden dolayı,</text:p>
      <text:p text:style-name="P1">yeterli yığın bellek cihazı (mass storage device) olmayan yönlendirici (router) bilgisayarların önyüklemesinde kullanılırdı. Halen ağ üzerinde bulunan host makinalar arasında küçük dosyaların transferi için kullanılır. TFTP kısmen PUP protokol grubunun eski bir parçası olan EFTP protokolüne dayanır. TCP/IP protokol grubunun geliştirilmesinin ilk safhalarında TFTP basitliğinden dolayı</text:p>
      <text:p text:style-name="P1">genellikle yeni bir host tipinin üstünde çalıştırılan ilk protokoldü.</text:p>
      <text:p text:style-name="P1"/>
      <text:p text:style-name="P1"><text:span text:style-name="T1">NFS</text:span>: Network File System UNIX ve Linux işletim sistemlerinde kullanılan ağ dosya sistemidir.</text:p>
      <text:p text:style-name="P1"/>
      <text:p text:style-name="P1"><text:span text:style-name="T1">SNMP</text:span> : (Simple Network Managment Protocol) Ağlar büyüdükçe bu ağlar üzerindeki birimleri denetlemek amacıyla tasarlanmıştır. PC’ye bağlı kullanıcılar, internet bağlantı hızı, sistem çalışma süresi vb. bilgiler tutulur.</text:p>
      <text:p text:style-name="P1"/>
      <text:p text:style-name="P1"><text:span text:style-name="T1">SMTP</text:span> (Simple Mail Transfer Protocol)</text:p>
      <text:p text:style-name="P1">E-posta göndermek için kullanılır.</text:p>
      <text:p text:style-name="P1"/>
      <text:p text:style-name="P1"><text:span text:style-name="T1">HTTP</text:span> (HyperText Transfer Protocol-)</text:p>
      <text:p text:style-name="P1">HTML sayfaları göndermek vb…</text:p>
      <text:p text:style-name="P1"/>
      <text:p text:style-name="P1"><text:span text:style-name="T1">DNS </text:span>(Domain Name System)</text:p>
      <text:p text:style-name="P1">Alan adı verilen isimler (www.<text:span text:style-name="T2">sdu</text:span>.edu.tr) ile IP adreslerini (194.27.16.10) birbirine bağlayan sistemdir. Paylaştırılmış bir veritabanı olarak çalışır.</text:p>
      <text:p text:style-name="P1"/>
      <text:p text:style-name="P1"><text:span text:style-name="T1">HTTPS</text:span> (Secure HTTP)</text:p>
      <text:p text:style-name="P1">HTTP nin RSA (İki anahtarlı şifreleme veya asimetrik anahtarlı şifreleme) şifrelemesi ile güçlendirilmiş halidir. Örneğin bankaların internet siteleri.</text:p>
      <text:p text:style-name="P1"/>
      <text:p text:style-name="P1"><text:span text:style-name="T1">SFTP veya FTPS</text:span> (Secure FTP),</text:p>
      <text:p text:style-name="P3">FTP nin RSA ile güçlendirilmiş halidir.</text:p>
      <text:p text:style-name="P3"/>
      <text:p text:style-name="P1"><text:span text:style-name="T1">DHCP</text:span> (Dynamic Host Configuration Protocol)</text:p>
      <text:p text:style-name="P1">Terminallere otomatik ip adresi dağıtır.</text:p>
      <text:p text:style-name="P1"/>
      <text:p text:style-name="P1"><text:span text:style-name="T1">LPD</text:span> (Line Printer Daemon)</text:p>
      <text:p text:style-name="P1">Ağdaki yazıcının kullanılmasını sağlar.</text:p>
      <text:p text:style-name="P1"/>
      <text:p text:style-name="P1"><text:span text:style-name="T1">POP3</text:span> (Post Office Protocol 3)</text:p>
      <text:p text:style-name="P1">E-posta almak için kullanılır.</text:p>
      <text:p text:style-name="P1"/>
      <text:p text:style-name="P1"><text:soft-page-break/><text:span text:style-name="T1">Telnet</text:span> (Telecommunication Network)</text:p>
      <text:p text:style-name="P1">Çok kullanıcılı bir makineye uzaktaki başka bir makineden bağlanmak için kullanılır.</text:p>
      <text:p text:style-name="P1"/>
      <text:p text:style-name="P5">Fiziksel Katman:</text:p>
      <text:p text:style-name="P1"><text:span text:style-name="T1">SLIP</text:span> (Serial Line Internet Protocol)</text:p>
      <text:p text:style-name="P1">IP verilerinin, seri iletişim teknikleri ile iletimini sağlayan protokoldür. Dial-up veya kiralık hat bağlantılarında kullanılır. Veriler seri iletişim teknikleri kullanılarak iletilir.</text:p>
      <text:p text:style-name="P1"/>
      <text:p text:style-name="P1"><text:span text:style-name="T1">PPP</text:span> (Point-to- Point Protocol)</text:p>
      <text:p text:style-name="P1">SLIP’e benzer, yine dial-up bağlantıda kullanılır. Ancak PPP;</text:p>
      <text:p text:style-name="P1">Verileri sıkıştırır.Bir çok donanım çoğunlukla destekler.Hata düzeltme ve belirleme algoritmaları kullanır.</text:p>
      <text:p text:style-name="P1"/>
      <text:p text:style-name="P5">Taşıma Katmanı:</text:p>
      <text:p text:style-name="P1"><text:span text:style-name="T1">TCP</text:span> (Transmission Control Protocol-Transfer Kontrol Protokolü)</text:p>
      <text:p text:style-name="P1">Veri aktarımı yapılacak iki bilgisayar arasındaki bağlantıyı kurar. Hata denetimi yapar. Paketler gitmediyse bir daha gönderir.</text:p>
      <text:p text:style-name="P1"/>
      <text:p text:style-name="P1"><text:span text:style-name="T1">UDP</text:span> (User Datagram Protocol)</text:p>
      <text:p text:style-name="P1">TCP gibi ağ üzerinden paketi gönderir ama bu protokol paketin gidip gitmediğini takip etmez ve paketin yerine ulaşıp ulaşmayacağını garantilemez. Daha çok küçük paketlerin tüm PC’lere gönderilmesinde kullanılır.</text:p>
      <text:p text:style-name="P1"/>
      <text:p text:style-name="P5">Ağ Katmanı:</text:p>
      <text:p text:style-name="P5"/>
      <text:p text:style-name="P1"><text:span text:style-name="T1">ICMP</text:span> (Internet Control Message Protocol):</text:p>
      <text:p text:style-name="P1">Paketin gönderilmesi sırasında hata oluştuğunda mesaj veya rapor gönderir.</text:p>
      <text:p text:style-name="P1"/>
      <text:p text:style-name="P1"><text:span text:style-name="T1">ARP </text:span>(Address Resolution Protocol)</text:p>
      <text:p text:style-name="P1">Yerel ağdaki adresleri veya donanım adreslerini (MAC adres) ön bellekler.</text:p>
      <text:p text:style-name="P1">MAC adresi ağ adresine ve ağ adresini de MAC adresine çevirir.</text:p>
      <text:p text:style-name="P1"/>
      <text:p text:style-name="P1"><text:span text:style-name="T1">IGMP</text:span> (Internet Group Management Protocol)</text:p>
      <text:p text:style-name="P1">Belli bir gruptaki hostları, multicast (Bir gönderici ile ağ üzerinde birden fazla alıcı arasında kurulan</text:p>
      <text:p text:style-name="P1">iletişimbir grup) router’a bildirir.</text:p>
      <text:p text:style-name="P1"/>
      <text:p text:style-name="P1"><text:span text:style-name="T1">IP </text:span>(Internet Protocol)</text:p>
      <text:p text:style-name="P1">IP adresi bir ağa bağlı bilgisayarların ağ üzerinden birbirlerine veri yollamak için kullandıkları adrestir.</text:p>
      <text:p text:style-name="P1"/>
      <text:p text:style-name="P1">Örnek bir IP adresi:</text:p>
      <text:p text:style-name="P1">10000000 10011100 00001110 00000111</text:p>
      <text:p text:style-name="P1">w.x.y.z</text:p>
      <text:p text:style-name="P1">128.156.1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w Times" svg:font-family="'New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3:50:23.073165956</meta:creation-date>
    <dc:date>2017-10-12T17:29:15.814470448</dc:date>
    <meta:editing-duration>PT13M30S</meta:editing-duration>
    <meta:editing-cycles>10</meta:editing-cycles>
    <meta:generator>LibreOffice/5.1.6.2$Linux_X86_64 LibreOffice_project/10m0$Build-2</meta:generator>
    <meta:document-statistic meta:table-count="0" meta:image-count="0" meta:object-count="0" meta:page-count="2" meta:paragraph-count="52" meta:word-count="478" meta:character-count="3724" meta:non-whitespace-character-count="3300"/>
  </office:meta>
</office:document-meta>
</file>